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1f32fd" officeooo:paragraph-rsid="001f32f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f32fd" officeooo:paragraph-rsid="001f32f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1f32fd" officeooo:paragraph-rsid="001f32f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1ba1c6" officeooo:paragraph-rsid="001f32fd"/>
    </style:style>
    <style:style style:name="P5" style:family="paragraph" style:parent-style-name="Standard">
      <style:paragraph-properties fo:text-align="justify" style:justify-single-word="false"/>
      <style:text-properties fo:color="#2a6099" loext:opacity="100%" style:font-name="Times New Roman" officeooo:rsid="001f32fd" officeooo:paragraph-rsid="001f32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ac García Aneiros 1ºASIR</text:p>
      <text:p text:style-name="P2">Boletín Xquery – Titoriais</text:p>
      <text:p text:style-name="P1"/>
      <text:p text:style-name="P1">&lt;?xml version="1.0" encoding="UTF-8"?&gt;</text:p>
      <text:p text:style-name="P1">&lt;tutoriales&gt;</text:p>
      <text:p text:style-name="P1"><text:tab/>&lt;tutorial anio="2007"&gt;</text:p>
      <text:p text:style-name="P1"><text:tab/><text:tab/>&lt;titulo&gt;XMLBeans, una forma de mapear un XML en objetos Java&lt;/titulo&gt;</text:p>
      <text:p text:style-name="P1"><text:tab/><text:tab/>&lt;autor&gt;</text:p>
      <text:p text:style-name="P1"><text:tab/><text:tab/><text:tab/>&lt;nombre&gt;Alejandro&lt;/nombre&gt;</text:p>
      <text:p text:style-name="P1"><text:tab/><text:tab/><text:tab/>&lt;apellidos&gt;Pérez García&lt;/apellidos&gt;</text:p>
      <text:p text:style-name="P1"><text:tab/><text:tab/>&lt;/autor&gt;</text:p>
      <text:p text:style-name="P1"><text:tab/><text:tab/>&lt;categoria&gt;XML&lt;/categoria&gt;</text:p>
      <text:p text:style-name="P1"><text:tab/><text:tab/>&lt;visitas&gt;25827&lt;/visitas&gt;</text:p>
      <text:p text:style-name="P1"><text:tab/>&lt;/tutorial&gt;</text:p>
      <text:p text:style-name="P1"><text:tab/>&lt;tutorial anio="2013"&gt;</text:p>
      <text:p text:style-name="P1"><text:tab/><text:tab/>&lt;titulo&gt;Spring Security: haciendo uso de un servidor LDAP embebido&lt;/titulo&gt;</text:p>
      <text:p text:style-name="P1"><text:tab/><text:tab/>&lt;autor&gt;</text:p>
      <text:p text:style-name="P1"><text:tab/><text:tab/><text:tab/>&lt;nombre&gt;José Manuel&lt;/nombre&gt;</text:p>
      <text:p text:style-name="P1"><text:tab/><text:tab/><text:tab/>&lt;apellidos&gt;Sánchez Suárez&lt;/apellidos&gt;</text:p>
      <text:p text:style-name="P1"><text:tab/><text:tab/>&lt;/autor&gt;</text:p>
      <text:p text:style-name="P1"><text:tab/><text:tab/>&lt;categoria&gt;Spring&lt;/categoria&gt;</text:p>
      <text:p text:style-name="P1"><text:tab/><text:tab/>&lt;visitas&gt;1996&lt;/visitas&gt;</text:p>
      <text:p text:style-name="P1"><text:tab/>&lt;/tutorial&gt;</text:p>
      <text:p text:style-name="P1"><text:tab/>&lt;tutorial anio="2011"&gt;</text:p>
      <text:p text:style-name="P1"><text:tab/><text:tab/>&lt;titulo&gt;Mybatis con Maven y Spring&lt;/titulo&gt;</text:p>
      <text:p text:style-name="P1"><text:tab/><text:tab/>&lt;autor&gt;</text:p>
      <text:p text:style-name="P1"><text:tab/><text:tab/><text:tab/>&lt;nombre&gt;Rubén&lt;/nombre&gt;</text:p>
      <text:p text:style-name="P1"><text:tab/><text:tab/><text:tab/>&lt;apellidos&gt;Aguilera Díaz-Heredero&lt;/apellidos&gt;</text:p>
      <text:p text:style-name="P1"><text:tab/><text:tab/>&lt;/autor&gt;</text:p>
      <text:p text:style-name="P1"><text:tab/><text:tab/>&lt;categoria&gt;Mybatis&lt;/categoria&gt;</text:p>
      <text:p text:style-name="P1"><text:tab/><text:tab/>&lt;visitas&gt;6998&lt;/visitas&gt;</text:p>
      <text:p text:style-name="P1"><text:tab/>&lt;/tutorial&gt;</text:p>
      <text:p text:style-name="P1"><text:tab/>&lt;tutorial anio="2011"&gt;</text:p>
      <text:p text:style-name="P1"><text:tab/><text:tab/>&lt;titulo&gt;Trabajar con XML sabiendo lo mínimo&lt;/titulo&gt;</text:p>
      <text:p text:style-name="P1"><text:tab/><text:tab/>&lt;autor&gt;</text:p>
      <text:p text:style-name="P1"><text:tab/><text:tab/><text:tab/>&lt;nombre&gt;Roberto&lt;/nombre&gt;</text:p>
      <text:p text:style-name="P1"><text:tab/><text:tab/><text:tab/>&lt;apellidos&gt;Canales Mora&lt;/apellidos&gt;</text:p>
      <text:p text:style-name="P1"><text:tab/><text:tab/>&lt;/autor&gt;</text:p>
      <text:p text:style-name="P1"><text:tab/><text:tab/>&lt;categoria&gt;XML&lt;/categoria&gt;</text:p>
      <text:p text:style-name="P1"><text:tab/><text:tab/>&lt;visitas&gt;34842&lt;/visitas&gt;</text:p>
      <text:p text:style-name="P1"><text:tab/>&lt;/tutorial&gt;</text:p>
      <text:p text:style-name="P1"><text:tab/>&lt;tutorial anio="2013"&gt;</text:p>
      <text:p text:style-name="P1"><text:tab/><text:tab/>&lt;titulo&gt;Introducción a Spring Batch&lt;/titulo&gt;</text:p>
      <text:p text:style-name="P1"><text:tab/><text:tab/>&lt;autor&gt;</text:p>
      <text:p text:style-name="P1"><text:tab/><text:tab/><text:tab/>&lt;nombre&gt;Miguel&lt;/nombre&gt;</text:p>
      <text:p text:style-name="P1"><text:tab/><text:tab/><text:tab/>&lt;apellidos&gt;Arlandy Rodríguez&lt;/apellidos&gt;</text:p>
      <text:p text:style-name="P1"><text:tab/><text:tab/>&lt;/autor&gt;</text:p>
      <text:p text:style-name="P1"><text:tab/><text:tab/>&lt;categoria&gt;Spring&lt;/categoria&gt;</text:p>
      <text:p text:style-name="P1"><text:tab/><text:tab/>&lt;visitas&gt;1273&lt;/visitas&gt;</text:p>
      <text:p text:style-name="P1"><text:tab/>&lt;/tutorial&gt;</text:p>
      <text:p text:style-name="P1">&lt;/tutoriales&gt;</text:p>
      <text:p text:style-name="P3"><text:soft-page-break/>Ejercicio 1: Cada uno de los nombres de las categorias con la etiqueta "categoria".</text:p>
      <text:p text:style-name="P5">for $a in //categoria</text:p>
      <text:p text:style-name="P5">return $a</text:p>
      <text:p text:style-name="P1"/>
      <text:p text:style-name="P3">Ejercicio 2: Los titulos de los tutoriales con el número de visitas entre paréntesis, ambos dentro de la misma etiqueta "lostutoriales".</text:p>
      <text:p text:style-name="P5">for $a in /tutoriales/tutorial/titulo</text:p>
      <text:p text:style-name="P5">return &lt;lostutoriales&gt;{$a/text()}&lt;/lostutoriales&gt;</text:p>
      <text:p text:style-name="P1"/>
      <text:p text:style-name="P3">Ejercicio 3: Los nombres de los tutoriales con menos de 2000 visitas</text:p>
      <text:p text:style-name="P5">for $a in //tutorial[visitas &lt; 2000]/titulo</text:p>
      <text:p text:style-name="P5">return $a</text:p>
      <text:p text:style-name="P1"/>
      <text:p text:style-name="P3">Ejercicio 4: Los nombres de los tutoriales de XML con más de 30.000 visitas</text:p>
      <text:p text:style-name="P5">for $a in //tutorial[visitas &gt; 30000]/titulo</text:p>
      <text:p text:style-name="P5">return $a</text:p>
      <text:p text:style-name="P1"/>
      <text:p text:style-name="P3">Ejercicio 5: El número total de visitas</text:p>
      <text:p text:style-name="P5">sum(//visitas)</text:p>
      <text:p text:style-name="P1"/>
      <text:p text:style-name="P3">Ejercicio 6: Los nombres de las categorías distintas</text:p>
      <text:p text:style-name="P5">distinct-values(//categoria)</text:p>
      <text:p text:style-name="P1"/>
      <text:p text:style-name="P3">Ejercicio 7: Nombres y apellidos de los autores eliminando los repetidos y acompañar cada nombre con todos sus tutoriales, ordenados alfabeticametne por nombre de autor.</text:p>
      <text:p text:style-name="P1"/>
      <text:p text:style-name="P1"/>
      <text:p text:style-name="P3">Ejercicio 8: La media de vistas de los tutoriales</text:p>
      <text:p text:style-name="P5">avg(//visitas)</text:p>
      <text:p text:style-name="P1"/>
      <text:p text:style-name="P3">Ejercicio 9: Cuantos tutoriales de XML hay</text:p>
      <text:p text:style-name="P5">count(//tutorial)</text:p>
      <text:p text:style-name="P1"/>
      <text:p text:style-name="P3">Ejercicio 10: El nombre del tutorial y su categoría, ordenado por el nombre de cada categoría</text:p>
      <text:p text:style-name="P1"/>
      <text:p text:style-name="P1"/>
      <text:p text:style-name="P3">Ejercicio 11: Todos los datos de cada tutorial excepto las visitas.</text:p>
      <text:p text:style-name="P1"/>
      <text:p text:style-name="P1"/>
      <text:p text:style-name="P3">Ejercicio 12: En una tabla de HTML de dos columnas, el título de los tutoriales y los nombres de los autores.</text:p>
      <text:p text:style-name="P5">&lt;html&gt;</text:p>
      <text:p text:style-name="P5"><text:s/>&lt;head&gt;</text:p>
      <text:p text:style-name="P5"><text:s/>&lt;title&gt;Tutoriales y Autores&lt;/title&gt;</text:p>
      <text:p text:style-name="P5"><text:s/>&lt;/head&gt;</text:p>
      <text:p text:style-name="P5"><text:s/>&lt;body&gt;</text:p>
      <text:p text:style-name="P5"><text:s/>&lt;table&gt;</text:p>
      <text:p text:style-name="P5"><text:s/>{</text:p>
      <text:p text:style-name="P5"><text:s/>for $tutorial in //tutorial</text:p>
      <text:p text:style-name="P5"><text:s/>let $titulo := $tutorial/titulo/text()</text:p>
      <text:p text:style-name="P5"><text:s/>let $autor := $tutorial/autor/nombre/text() || ' ' || $tutorial/autor/apellidos/text()</text:p>
      <text:p text:style-name="P5"><text:s/>order by $titulo</text:p>
      <text:p text:style-name="P5"><text:soft-page-break/><text:s/>return</text:p>
      <text:p text:style-name="P5"><text:s/>&lt;tr&gt;</text:p>
      <text:p text:style-name="P5"><text:s/>&lt;td&gt;{$titulo}&lt;/td&gt;</text:p>
      <text:p text:style-name="P5"><text:s/>&lt;td&gt;{$autor}&lt;/td&gt;</text:p>
      <text:p text:style-name="P5"><text:s/>&lt;/tr&gt;</text:p>
      <text:p text:style-name="P5"><text:s/>}</text:p>
      <text:p text:style-name="P5"><text:s/>&lt;/table&gt;</text:p>
      <text:p text:style-name="P5"><text:s/>&lt;/body&gt;</text:p>
      <text:p text:style-name="P5">&lt;/html&gt;</text:p>
      <text:p text:style-name="P1"/>
      <text:p text:style-name="P4">Enlace al repositorio en mi github → <text:a xlink:type="simple" xlink:href="https://github.com/IsaacGaAn/Boletines-XPath-XQuery-XSLT" text:style-name="Internet_20_link" text:visited-style-name="Visited_20_Internet_20_Link">https://github.com/IsaacGaAn/Boletines-XPath-XQuery-XSLT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7T17:02:38.556000000</dc:date>
    <meta:editing-duration>PT9M45S</meta:editing-duration>
    <meta:editing-cycles>1</meta:editing-cycles>
    <meta:document-statistic meta:table-count="0" meta:image-count="0" meta:object-count="0" meta:page-count="3" meta:paragraph-count="95" meta:word-count="340" meta:character-count="2996" meta:non-whitespace-character-count="2642"/>
    <meta:generator>LibreOffice/7.4.4.2$Windows_X86_64 LibreOffice_project/85569322deea74ec9134968a29af2df5663baa21</meta:generator>
  </office:meta>
</office:document-meta>
</file>